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paragraph-rsid="000256df"/>
    </style:style>
    <style:style style:name="P5" style:family="paragraph" style:parent-style-name="Azione_20_attore">
      <style:text-properties officeooo:paragraph-rsid="000256df"/>
    </style:style>
    <style:style style:name="P6" style:family="paragraph" style:parent-style-name="Azione_20_attore" style:list-style-name="">
      <style:text-properties officeooo:paragraph-rsid="000256df"/>
    </style:style>
    <style:style style:name="P7" style:family="paragraph" style:parent-style-name="Azione_20_sistema">
      <style:text-properties officeooo:paragraph-rsid="000256df"/>
    </style:style>
    <style:style style:name="T1" style:family="text">
      <style:text-properties officeooo:rsid="00025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Genitore risponde a topic nel forum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Genitore</text:span></text:p>
            <text:p text:style-name="P4"><text:span text:style-name="T1">Sistema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1">Il genitore è autenticato al sistem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568929" text:style-name="Numerazione_20_UC">
              <text:list-item text:start-value="1">
                <text:p text:style-name="P5"><text:span text:style-name="T1">Il genitore apre un topic </text:span></text:p>
              </text:list-item>
              <text:list-item>
                <text:p text:style-name="P7"><text:span text:style-name="T1">Il sistema genera la pagina con il topic richiesto</text:span></text:p>
              </text:list-item>
              <text:list-item>
                <text:p text:style-name="P5"><text:span text:style-name="T1">Il genitore compila il form con la risposta e la sottomette</text:span></text:p>
              </text:list-item>
              <text:list-item>
                <text:p text:style-name="P7"><text:span text:style-name="T1">Il sistema inserisce la risposta nel database e genera la pagina richiesta con la nuova risposta</text:span></text:p>
              </text:list-item>
            </text:list>
            <text:p text:style-name="P6"><text:span text:style-name="T1"/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genitore effettua il logout dal forum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Il genitore sottomette una risposta troppo lunga</text:span></text:p>
            <text:p text:style-name="P4"><text:span text:style-name="T1">La connessione cade nel momento della sottomissione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42:22.17</meta:creation-date>
    <meta:editing-duration>P0D</meta:editing-duration>
    <meta:editing-cycles>2</meta:editing-cycles>
    <meta:generator>LibreOffice/3.6$Windows_x86 LibreOffice_project/da8c1e6-fd468f4-454e206-f42a4a9-143cfd</meta:generator>
    <dc:date>2012-10-18T10:46:58.03</dc:date>
    <meta:document-statistic meta:table-count="1" meta:image-count="0" meta:object-count="0" meta:page-count="1" meta:paragraph-count="19" meta:word-count="98" meta:character-count="598" meta:non-whitespace-character-count="522"/>
  </office:meta>
</office:document-meta>
</file>